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9.53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 PL UKai TW" fo:font-size="14pt" style:font-name-asian="AR PL UKai TW" style:font-size-asian="14pt" style:font-size-complex="14pt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1017" table:default-cell-style-name="ce1"/>
        <table:table-row table:style-name="ro1">
          <table:table-cell table:formula="of:=VLOOKUP([.C1];[new.B$1:.C$99];2;FALSE())" office:value-type="float" office:value="86" calcext:value-type="float">
            <text:p>86</text:p>
          </table:table-cell>
          <table:table-cell table:formula="of:=IF(ISNA([.A1]);0;[.A1])" office:value-type="float" office:value="86" calcext:value-type="float">
            <text:p>86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妙蛙種子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formula="of:=VLOOKUP([.C2];[new.B$1:.C$99];2;FALSE())" office:value-type="string" office:string-value="" calcext:value-type="error">
            <text:p>#N/A</text:p>
          </table:table-cell>
          <table:table-cell table:formula="of:=IF(ISNA([.A2]);0;[.A2])" office:value-type="float" office:value="0" calcext:value-type="float">
            <text:p>0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妙蛙草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formula="of:=VLOOKUP([.C3];[new.B$1:.C$99];2;FALSE())" office:value-type="float" office:value="75" calcext:value-type="float">
            <text:p>75</text:p>
          </table:table-cell>
          <table:table-cell table:formula="of:=IF(ISNA([.A3]);0;[.A3])" office:value-type="float" office:value="75" calcext:value-type="float">
            <text:p>75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妙蛙花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formula="of:=VLOOKUP([.C4];[new.B$1:.C$99];2;FALSE())" office:value-type="float" office:value="94" calcext:value-type="float">
            <text:p>94</text:p>
          </table:table-cell>
          <table:table-cell table:formula="of:=IF(ISNA([.A4]);0;[.A4])" office:value-type="float" office:value="94" calcext:value-type="float">
            <text:p>94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小火龍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formula="of:=VLOOKUP([.C5];[new.B$1:.C$99];2;FALSE())" office:value-type="float" office:value="91" calcext:value-type="float">
            <text:p>91</text:p>
          </table:table-cell>
          <table:table-cell table:formula="of:=IF(ISNA([.A5]);0;[.A5])" office:value-type="float" office:value="91" calcext:value-type="float">
            <text:p>91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火恐龍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formula="of:=VLOOKUP([.C6];[new.B$1:.C$99];2;FALSE())" office:value-type="float" office:value="82" calcext:value-type="float">
            <text:p>82</text:p>
          </table:table-cell>
          <table:table-cell table:formula="of:=IF(ISNA([.A6]);0;[.A6])" office:value-type="float" office:value="82" calcext:value-type="float">
            <text:p>82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噴火龍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formula="of:=VLOOKUP([.C7];[new.B$1:.C$99];2;FALSE())" office:value-type="float" office:value="78" calcext:value-type="float">
            <text:p>78</text:p>
          </table:table-cell>
          <table:table-cell table:formula="of:=IF(ISNA([.A7]);0;[.A7])" office:value-type="float" office:value="78" calcext:value-type="float">
            <text:p>78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傑尼龜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formula="of:=VLOOKUP([.C8];[new.B$1:.C$99];2;FALSE())" office:value-type="float" office:value="95" calcext:value-type="float">
            <text:p>95</text:p>
          </table:table-cell>
          <table:table-cell table:formula="of:=IF(ISNA([.A8]);0;[.A8])" office:value-type="float" office:value="95" calcext:value-type="float">
            <text:p>95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卡咪龜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formula="of:=VLOOKUP([.C9];[new.B$1:.C$99];2;FALSE())" office:value-type="string" office:string-value="" calcext:value-type="error">
            <text:p>#N/A</text:p>
          </table:table-cell>
          <table:table-cell table:formula="of:=IF(ISNA([.A9]);0;[.A9])" office:value-type="float" office:value="0" calcext:value-type="float">
            <text:p>0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水箭龜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formula="of:=VLOOKUP([.C10];[new.B$1:.C$99];2;FALSE())" office:value-type="float" office:value="81" calcext:value-type="float">
            <text:p>81</text:p>
          </table:table-cell>
          <table:table-cell table:formula="of:=IF(ISNA([.A10]);0;[.A10])" office:value-type="float" office:value="81" calcext:value-type="float">
            <text:p>8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綠毛蟲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formula="of:=VLOOKUP([.C11];[new.B$1:.C$99];2;FALSE())" office:value-type="float" office:value="97" calcext:value-type="float">
            <text:p>97</text:p>
          </table:table-cell>
          <table:table-cell table:formula="of:=IF(ISNA([.A11]);0;[.A11])" office:value-type="float" office:value="97" calcext:value-type="float">
            <text:p>97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鐵甲蛹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formula="of:=VLOOKUP([.C12];[new.B$1:.C$99];2;FALSE())" office:value-type="string" office:string-value="" calcext:value-type="error">
            <text:p>#N/A</text:p>
          </table:table-cell>
          <table:table-cell table:formula="of:=IF(ISNA([.A12]);0;[.A12])" office:value-type="float" office:value="0" calcext:value-type="float">
            <text:p>0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巴大蝶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formula="of:=VLOOKUP([.C13];[new.B$1:.C$99];2;FALSE())" office:value-type="float" office:value="60" calcext:value-type="float">
            <text:p>60</text:p>
          </table:table-cell>
          <table:table-cell table:formula="of:=IF(ISNA([.A13]);0;[.A13])" office:value-type="float" office:value="60" calcext:value-type="float">
            <text:p>60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獨角蟲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formula="of:=VLOOKUP([.C14];[new.B$1:.C$99];2;FALSE())" office:value-type="float" office:value="97" calcext:value-type="float">
            <text:p>97</text:p>
          </table:table-cell>
          <table:table-cell table:formula="of:=IF(ISNA([.A14]);0;[.A14])" office:value-type="float" office:value="97" calcext:value-type="float">
            <text:p>9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鐵殼蛹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formula="of:=VLOOKUP([.C15];[new.B$1:.C$99];2;FALSE())" office:value-type="string" office:string-value="" calcext:value-type="error">
            <text:p>#N/A</text:p>
          </table:table-cell>
          <table:table-cell table:formula="of:=IF(ISNA([.A15]);0;[.A15])" office:value-type="float" office:value="0" calcext:value-type="float">
            <text:p>0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大針蜂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formula="of:=VLOOKUP([.C16];[new.B$1:.C$99];2;FALSE())" office:value-type="float" office:value="85" calcext:value-type="float">
            <text:p>85</text:p>
          </table:table-cell>
          <table:table-cell table:formula="of:=IF(ISNA([.A16]);0;[.A16])" office:value-type="float" office:value="85" calcext:value-type="float">
            <text:p>8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波波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formula="of:=VLOOKUP([.C17];[new.B$1:.C$99];2;FALSE())" office:value-type="string" office:string-value="" calcext:value-type="error">
            <text:p>#N/A</text:p>
          </table:table-cell>
          <table:table-cell table:formula="of:=IF(ISNA([.A17]);0;[.A17])" office:value-type="float" office:value="0" calcext:value-type="float">
            <text:p>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比比鳥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formula="of:=VLOOKUP([.C18];[new.B$1:.C$99];2;FALSE())" office:value-type="float" office:value="94" calcext:value-type="float">
            <text:p>94</text:p>
          </table:table-cell>
          <table:table-cell table:formula="of:=IF(ISNA([.A18]);0;[.A18])" office:value-type="float" office:value="94" calcext:value-type="float">
            <text:p>94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大比鳥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formula="of:=VLOOKUP([.C19];[new.B$1:.C$99];2;FALSE())" office:value-type="float" office:value="81" calcext:value-type="float">
            <text:p>81</text:p>
          </table:table-cell>
          <table:table-cell table:formula="of:=IF(ISNA([.A19]);0;[.A19])" office:value-type="float" office:value="81" calcext:value-type="float">
            <text:p>81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小拉達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formula="of:=VLOOKUP([.C20];[new.B$1:.C$99];2;FALSE())" office:value-type="float" office:value="75" calcext:value-type="float">
            <text:p>75</text:p>
          </table:table-cell>
          <table:table-cell table:formula="of:=IF(ISNA([.A20]);0;[.A20])" office:value-type="float" office:value="75" calcext:value-type="float">
            <text:p>75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拉達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formula="of:=VLOOKUP([.C21];[new.B$1:.C$99];2;FALSE())" office:value-type="float" office:value="90" calcext:value-type="float">
            <text:p>90</text:p>
          </table:table-cell>
          <table:table-cell table:formula="of:=IF(ISNA([.A21]);0;[.A21])" office:value-type="float" office:value="90" calcext:value-type="float">
            <text:p>9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烈雀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formula="of:=VLOOKUP([.C22];[new.B$1:.C$99];2;FALSE())" office:value-type="float" office:value="99" calcext:value-type="float">
            <text:p>99</text:p>
          </table:table-cell>
          <table:table-cell table:formula="of:=IF(ISNA([.A22]);0;[.A22])" office:value-type="float" office:value="99" calcext:value-type="float">
            <text:p>99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大嘴雀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formula="of:=VLOOKUP([.C23];[new.B$1:.C$99];2;FALSE())" office:value-type="float" office:value="91" calcext:value-type="float">
            <text:p>91</text:p>
          </table:table-cell>
          <table:table-cell table:formula="of:=IF(ISNA([.A23]);0;[.A23])" office:value-type="float" office:value="91" calcext:value-type="float">
            <text:p>91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阿柏蛇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formula="of:=VLOOKUP([.C24];[new.B$1:.C$99];2;FALSE())" office:value-type="string" office:string-value="" calcext:value-type="error">
            <text:p>#N/A</text:p>
          </table:table-cell>
          <table:table-cell table:formula="of:=IF(ISNA([.A24]);0;[.A24])" office:value-type="float" office:value="0" calcext:value-type="float">
            <text:p>0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阿柏怪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formula="of:=VLOOKUP([.C25];[new.B$1:.C$99];2;FALSE())" office:value-type="float" office:value="87" calcext:value-type="float">
            <text:p>87</text:p>
          </table:table-cell>
          <table:table-cell table:formula="of:=IF(ISNA([.A25]);0;[.A25])" office:value-type="float" office:value="87" calcext:value-type="float">
            <text:p>87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皮卡丘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formula="of:=VLOOKUP([.C26];[new.B$1:.C$99];2;FALSE())" office:value-type="float" office:value="63" calcext:value-type="float">
            <text:p>63</text:p>
          </table:table-cell>
          <table:table-cell table:formula="of:=IF(ISNA([.A26]);0;[.A26])" office:value-type="float" office:value="63" calcext:value-type="float">
            <text:p>63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雷丘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formula="of:=VLOOKUP([.C27];[new.B$1:.C$99];2;FALSE())" office:value-type="float" office:value="66" calcext:value-type="float">
            <text:p>66</text:p>
          </table:table-cell>
          <table:table-cell table:formula="of:=IF(ISNA([.A27]);0;[.A27])" office:value-type="float" office:value="66" calcext:value-type="float">
            <text:p>66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穿山鼠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formula="of:=VLOOKUP([.C28];[new.B$1:.C$99];2;FALSE())" office:value-type="float" office:value="68" calcext:value-type="float">
            <text:p>68</text:p>
          </table:table-cell>
          <table:table-cell table:formula="of:=IF(ISNA([.A28]);0;[.A28])" office:value-type="float" office:value="68" calcext:value-type="float">
            <text:p>68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穿山王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21" table:default-cell-style-name="ce1"/>
        <table:table-row table:style-name="ro1">
          <table:table-cell table:formula="of:=VLOOKUP([.B1];[main.C$1:.D$99];2;FALSE())" office:value-type="string" office:string-value="卡咪龜" calcext:value-type="string">
            <text:p>卡咪龜</text:p>
          </table:table-cell>
          <table:table-cell office:value-type="string" calcext:value-type="string">
            <text:p>s08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formula="of:=VLOOKUP([.B2];[main.C$1:.D$99];2;FALSE())" office:value-type="string" office:string-value="穿山王" calcext:value-type="string">
            <text:p>穿山王</text:p>
          </table:table-cell>
          <table:table-cell office:value-type="string" calcext:value-type="string">
            <text:p>s28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formula="of:=VLOOKUP([.B3];[main.C$1:.D$99];2;FALSE())" office:value-type="string" office:string-value="鐵殼蛹" calcext:value-type="string">
            <text:p>鐵殼蛹</text:p>
          </table:table-cell>
          <table:table-cell office:value-type="string" calcext:value-type="string">
            <text:p>s14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formula="of:=VLOOKUP([.B4];[main.C$1:.D$99];2;FALSE())" office:value-type="string" office:string-value="妙蛙花" calcext:value-type="string">
            <text:p>妙蛙花</text:p>
          </table:table-cell>
          <table:table-cell office:value-type="string" calcext:value-type="string">
            <text:p>s03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formula="of:=VLOOKUP([.B5];[main.C$1:.D$99];2;FALSE())" office:value-type="string" office:string-value="火恐龍" calcext:value-type="string">
            <text:p>火恐龍</text:p>
          </table:table-cell>
          <table:table-cell office:value-type="string" calcext:value-type="string">
            <text:p>s05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formula="of:=VLOOKUP([.B6];[main.C$1:.D$99];2;FALSE())" office:value-type="string" office:string-value="阿柏蛇" calcext:value-type="string">
            <text:p>阿柏蛇</text:p>
          </table:table-cell>
          <table:table-cell office:value-type="string" calcext:value-type="string">
            <text:p>s23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formula="of:=VLOOKUP([.B7];[main.C$1:.D$99];2;FALSE())" office:value-type="string" office:string-value="噴火龍" calcext:value-type="string">
            <text:p>噴火龍</text:p>
          </table:table-cell>
          <table:table-cell office:value-type="string" calcext:value-type="string">
            <text:p>s06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formula="of:=VLOOKUP([.B8];[main.C$1:.D$99];2;FALSE())" office:value-type="string" office:string-value="雷丘" calcext:value-type="string">
            <text:p>雷丘</text:p>
          </table:table-cell>
          <table:table-cell office:value-type="string" calcext:value-type="string">
            <text:p>s26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formula="of:=VLOOKUP([.B9];[main.C$1:.D$99];2;FALSE())" office:value-type="string" office:string-value="傑尼龜" calcext:value-type="string">
            <text:p>傑尼龜</text:p>
          </table:table-cell>
          <table:table-cell office:value-type="string" calcext:value-type="string">
            <text:p>s07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formula="of:=VLOOKUP([.B10];[main.C$1:.D$99];2;FALSE())" office:value-type="string" office:string-value="穿山鼠" calcext:value-type="string">
            <text:p>穿山鼠</text:p>
          </table:table-cell>
          <table:table-cell office:value-type="string" calcext:value-type="string">
            <text:p>s27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formula="of:=VLOOKUP([.B11];[main.C$1:.D$99];2;FALSE())" office:value-type="string" office:string-value="鐵甲蛹" calcext:value-type="string">
            <text:p>鐵甲蛹</text:p>
          </table:table-cell>
          <table:table-cell office:value-type="string" calcext:value-type="string">
            <text:p>s11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formula="of:=VLOOKUP([.B12];[main.C$1:.D$99];2;FALSE())" office:value-type="string" office:string-value="波波" calcext:value-type="string">
            <text:p>波波</text:p>
          </table:table-cell>
          <table:table-cell office:value-type="string" calcext:value-type="string">
            <text:p>s16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formula="of:=VLOOKUP([.B13];[main.C$1:.D$99];2;FALSE())" office:value-type="string" office:string-value="獨角蟲" calcext:value-type="string">
            <text:p>獨角蟲</text:p>
          </table:table-cell>
          <table:table-cell office:value-type="string" calcext:value-type="string">
            <text:p>s13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formula="of:=VLOOKUP([.B14];[main.C$1:.D$99];2;FALSE())" office:value-type="string" office:string-value="皮卡丘" calcext:value-type="string">
            <text:p>皮卡丘</text:p>
          </table:table-cell>
          <table:table-cell office:value-type="string" calcext:value-type="string">
            <text:p>s25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formula="of:=VLOOKUP([.B15];[main.C$1:.D$99];2;FALSE())" office:value-type="string" office:string-value="" calcext:value-type="error">
            <text:p>#N/A</text:p>
          </table:table-cell>
          <table:table-cell office:value-type="string" calcext:value-type="string">
            <text:p>s36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formula="of:=VLOOKUP([.B16];[main.C$1:.D$99];2;FALSE())" office:value-type="string" office:string-value="大嘴雀" calcext:value-type="string">
            <text:p>大嘴雀</text:p>
          </table:table-cell>
          <table:table-cell office:value-type="string" calcext:value-type="string">
            <text:p>s22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formula="of:=VLOOKUP([.B17];[main.C$1:.D$99];2;FALSE())" office:value-type="string" office:string-value="小火龍" calcext:value-type="string">
            <text:p>小火龍</text:p>
          </table:table-cell>
          <table:table-cell office:value-type="string" calcext:value-type="string">
            <text:p>s04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formula="of:=VLOOKUP([.B18];[main.C$1:.D$99];2;FALSE())" office:value-type="string" office:string-value="拉達" calcext:value-type="string">
            <text:p>拉達</text:p>
          </table:table-cell>
          <table:table-cell office:value-type="string" calcext:value-type="string">
            <text:p>s20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formula="of:=VLOOKUP([.B19];[main.C$1:.D$99];2;FALSE())" office:value-type="string" office:string-value="妙蛙種子" calcext:value-type="string">
            <text:p>妙蛙種子</text:p>
          </table:table-cell>
          <table:table-cell office:value-type="string" calcext:value-type="string">
            <text:p>s01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formula="of:=VLOOKUP([.B20];[main.C$1:.D$99];2;FALSE())" office:value-type="string" office:string-value="綠毛蟲" calcext:value-type="string">
            <text:p>綠毛蟲</text:p>
          </table:table-cell>
          <table:table-cell office:value-type="string" calcext:value-type="string">
            <text:p>s10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formula="of:=VLOOKUP([.B21];[main.C$1:.D$99];2;FALSE())" office:value-type="string" office:string-value="小拉達" calcext:value-type="string">
            <text:p>小拉達</text:p>
          </table:table-cell>
          <table:table-cell office:value-type="string" calcext:value-type="string">
            <text:p>s19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formula="of:=VLOOKUP([.B22];[main.C$1:.D$99];2;FALSE())" office:value-type="string" office:string-value="烈雀" calcext:value-type="string">
            <text:p>烈雀</text:p>
          </table:table-cell>
          <table:table-cell office:value-type="string" calcext:value-type="string">
            <text:p>s21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formula="of:=VLOOKUP([.B23];[main.C$1:.D$99];2;FALSE())" office:value-type="string" office:string-value="" calcext:value-type="error">
            <text:p>#N/A</text:p>
          </table:table-cell>
          <table:table-cell office:value-type="string" calcext:value-type="string">
            <text:p>s41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formula="of:=VLOOKUP([.B24];[main.C$1:.D$99];2;FALSE())" office:value-type="string" office:string-value="大比鳥" calcext:value-type="string">
            <text:p>大比鳥</text:p>
          </table:table-cell>
          <table:table-cell office:value-type="string" calcext:value-type="string">
            <text:p>s18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00/00/00</text:date>, <text:time style:data-style-name="N2" text:time-value="15:08:36.333007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9T15:29:29.359434019</dc:date>
    <meta:editing-duration>PT11M21S</meta:editing-duration>
    <meta:editing-cycles>3</meta:editing-cycles>
    <meta:generator>LibreOffice/5.1.4.2$Linux_X86_64 LibreOffice_project/10m0$Build-2</meta:generator>
    <meta:document-statistic meta:table-count="2" meta:cell-count="268" meta:object-count="0"/>
  </office:meta>
</office:document-meta>
</file>